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Font Awesome 5 Free" svg:font-family="Font Awesome 5 Free" style:font-family-generic="roman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2" style:parent-style-name="Основнойшрифтабзаца" style:family="text">
      <style:text-properties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T24" style:parent-style-name="Основнойшрифтабзаца" style:family="text">
      <style:text-properties fo:language="ru" fo:country="RU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T29" style:parent-style-name="Основнойшрифтабзаца" style:family="text">
      <style:text-properties fo:language="ru" fo:country="RU"/>
    </style:style>
    <style:style style:name="T30" style:parent-style-name="Основнойшрифтабзаца" style:family="text">
      <style:text-properties fo:language="ru" fo:country="RU"/>
    </style:style>
    <style:style style:name="T31" style:parent-style-name="Основнойшрифтабзаца" style:family="text">
      <style:text-properties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T34" style:parent-style-name="Основнойшрифтабзаца" style:family="text">
      <style:text-properties fo:language="ru" fo:country="RU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P37" style:parent-style-name="TableContents" style:family="paragraph">
      <style:text-properties fo:language="ru" fo:country="RU"/>
    </style:style>
    <style:style style:name="P38" style:parent-style-name="TableContents" style:family="paragraph">
      <style:text-properties fo:language="ru" fo:country="RU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language="ru" fo:country="RU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T46" style:parent-style-name="Основнойшрифтабзаца" style:family="text">
      <style:text-properties fo:language="ru" fo:country="RU"/>
    </style:style>
    <style:style style:name="P47" style:parent-style-name="TableContents" style:family="paragraph">
      <style:text-properties fo:language="ru" fo:country="RU"/>
    </style:style>
    <style:style style:name="P48" style:parent-style-name="TableContents" style:family="paragraph">
      <style:text-properties fo:language="ru" fo:country="RU"/>
    </style:style>
    <style:style style:name="P49" style:parent-style-name="TableContents" style:family="paragraph">
      <style:text-properties fo:language="ru" fo:country="RU"/>
    </style:style>
    <style:style style:name="P50" style:parent-style-name="TableContents" style:family="paragraph">
      <style:text-properties fo:language="ru" fo:country="RU"/>
    </style:style>
    <style:style style:name="P51" style:parent-style-name="TableContents" style:family="paragraph">
      <style:text-properties fo:language="ru" fo:country="RU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8" style:parent-style-name="Основнойшрифтабзаца" style:family="text">
      <style:text-properties style:font-name="Font Awesome 5 Free" fo:color="#212529" fo:background-color="#FFFFFF" fo:language="ru" fo:country="RU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language="ru" fo:country="RU"/>
    </style:style>
    <style:style style:name="P66" style:parent-style-name="TableContents" style:family="paragraph">
      <style:text-properties fo:language="ru" fo:country="RU"/>
    </style:style>
    <style:style style:name="P67" style:parent-style-name="TableContents" style:family="paragraph">
      <style:text-properties fo:language="ru" fo:country="RU"/>
    </style:style>
    <style:style style:name="T68" style:parent-style-name="Основнойшрифтабзаца" style:family="text">
      <style:text-properties fo:language="ru" fo:country="RU"/>
    </style:style>
    <style:style style:name="T69" style:parent-style-name="Основнойшрифтабзаца" style:family="text">
      <style:text-properties fo:language="ru" fo:country="RU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language="ru" fo:country="RU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language="ru" fo:country="RU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font-weight="bold" style:font-weight-asian="bold" style:font-weight-complex="bold" fo:language="ru" fo:country="RU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language="ru" fo:country="RU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language="ru" fo:country="RU"/>
    </style:style>
    <style:style style:name="T83" style:parent-style-name="Основнойшрифтабзаца" style:family="text">
      <style:text-properties fo:language="ru" fo:country="RU"/>
    </style:style>
    <style:style style:name="P84" style:parent-style-name="TableContents" style:family="paragraph">
      <style:text-properties fo:language="ru" fo:country="RU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7" style:parent-style-name="Основнойшрифтабзаца" style:family="text">
      <style:text-properties fo:language="ru" fo:country="RU"/>
    </style:style>
    <style:style style:name="T88" style:parent-style-name="Основнойшрифтабзаца" style:family="text">
      <style:text-properties fo:language="ru" fo:country="RU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0" style:parent-style-name="Основнойшрифтабзаца" style:family="text">
      <style:text-properties fo:language="ru" fo:country="RU"/>
    </style:style>
    <style:style style:name="T91" style:parent-style-name="Основнойшрифтабзаца" style:family="text">
      <style:text-properties fo:language="ru" fo:country="RU"/>
    </style:style>
    <style:style style:name="T92" style:parent-style-name="Основнойшрифтабзаца" style:family="text">
      <style:text-properties fo:language="ru" fo:country="RU"/>
    </style:style>
    <style:style style:name="T93" style:parent-style-name="Основнойшрифтабзаца" style:family="text">
      <style:text-properties fo:language="ru" fo:country="RU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6" style:parent-style-name="Основнойшрифтабзаца" style:family="text">
      <style:text-properties fo:language="ru" fo:country="RU"/>
    </style:style>
    <style:style style:name="T97" style:parent-style-name="Основнойшрифтабзаца" style:family="text">
      <style:text-properties fo:language="ru" fo:country="RU"/>
    </style:style>
    <style:style style:name="T98" style:parent-style-name="Основнойшрифтабзаца" style:family="text">
      <style:text-properties fo:language="ru" fo:country="RU"/>
    </style:style>
    <style:style style:name="T99" style:parent-style-name="Основнойшрифтабзаца" style:family="text">
      <style:text-properties fo:language="ru" fo:country="RU"/>
    </style:style>
    <style:style style:name="T100" style:parent-style-name="Основнойшрифтабзаца" style:family="text">
      <style:text-properties fo:language="ru" fo:country="RU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2" style:parent-style-name="Основнойшрифтабзаца" style:family="text">
      <style:text-properties fo:language="ru" fo:country="RU"/>
    </style:style>
    <style:style style:name="T103" style:parent-style-name="Основнойшрифтабзаца" style:family="text">
      <style:text-properties fo:language="ru" fo:country="RU"/>
    </style:style>
    <style:style style:name="T104" style:parent-style-name="Основнойшрифтабзаца" style:family="text">
      <style:text-properties fo:language="ru" fo:country="RU"/>
    </style:style>
    <style:style style:name="T105" style:parent-style-name="Основнойшрифтабзаца" style:family="text">
      <style:text-properties fo:language="ru" fo:country="RU"/>
    </style:style>
    <style:style style:name="T106" style:parent-style-name="Основнойшрифтабзаца" style:family="text">
      <style:text-properties fo:language="ru" fo:country="RU"/>
    </style:style>
    <style:style style:name="T107" style:parent-style-name="Основнойшрифтабзаца" style:family="text">
      <style:text-properties fo:language="ru" fo:country="RU"/>
    </style:style>
    <style:style style:name="T108" style:parent-style-name="Основнойшрифтабзаца" style:family="text">
      <style:text-properties fo:language="ru" fo:country="RU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1" style:parent-style-name="Основнойшрифтабзаца" style:family="text">
      <style:text-properties fo:language="ru" fo:country="RU"/>
    </style:style>
    <style:style style:name="T112" style:parent-style-name="Основнойшрифтабзаца" style:family="text">
      <style:text-properties fo:language="ru" fo:country="RU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language="ru" fo:country="RU"/>
    </style:style>
    <style:style style:name="P115" style:parent-style-name="TableContents" style:list-style-name="LFO3" style:family="paragraph"/>
    <style:style style:name="T116" style:parent-style-name="Основнойшрифтабзаца" style:family="text">
      <style:text-properties fo:language="ru" fo:country="RU"/>
    </style:style>
    <style:style style:name="T117" style:parent-style-name="Основнойшрифтабзаца" style:family="text">
      <style:text-properties fo:language="ru" fo:country="RU"/>
    </style:style>
    <style:style style:name="T118" style:parent-style-name="Основнойшрифтабзаца" style:family="text">
      <style:text-properties fo:language="ru" fo:country="RU"/>
    </style:style>
    <style:style style:name="P119" style:parent-style-name="TableContents" style:list-style-name="LFO3" style:family="paragraph"/>
    <style:style style:name="T120" style:parent-style-name="Основнойшрифтабзаца" style:family="text">
      <style:text-properties fo:language="ru" fo:country="RU"/>
    </style:style>
    <style:style style:name="T121" style:parent-style-name="Основнойшрифтабзаца" style:family="text">
      <style:text-properties fo:language="ru" fo:country="RU"/>
    </style:style>
    <style:style style:name="T122" style:parent-style-name="Основнойшрифтабзаца" style:family="text">
      <style:text-properties fo:language="ru" fo:country="RU"/>
    </style:style>
    <style:style style:name="P123" style:parent-style-name="TableContents" style:list-style-name="LFO3" style:family="paragraph">
      <style:text-properties fo:language="ru" fo:country="RU"/>
    </style:style>
    <style:style style:name="P124" style:parent-style-name="TableContents" style:list-style-name="LFO3" style:family="paragraph"/>
    <style:style style:name="T125" style:parent-style-name="Основнойшрифтабзаца" style:family="text">
      <style:text-properties fo:language="ru" fo:country="RU"/>
    </style:style>
    <style:style style:name="T126" style:parent-style-name="Основнойшрифтабзаца" style:family="text">
      <style:text-properties fo:language="ru" fo:country="RU"/>
    </style:style>
    <style:style style:name="T127" style:parent-style-name="Основнойшрифтабзаца" style:family="text">
      <style:text-properties fo:language="ru" fo:country="RU"/>
    </style:style>
    <style:style style:name="P128" style:parent-style-name="TableContents" style:list-style-name="LFO3" style:family="paragraph">
      <style:text-properties fo:language="ru" fo:country="RU"/>
    </style:style>
    <style:style style:name="P129" style:parent-style-name="TableContents" style:list-style-name="LFO3" style:family="paragraph">
      <style:text-properties fo:language="ru" fo:country="RU"/>
    </style:style>
    <style:style style:name="P130" style:parent-style-name="TableContents" style:list-style-name="LFO3" style:family="paragraph">
      <style:text-properties fo:language="ru" fo:country="RU"/>
    </style:style>
    <style:style style:name="P131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Гаврилин Денис Андрее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Это возможность языка прогаммирования, позволяющая подклассу или дочернему классу обеспечивать специфическую реализацию уже реализованного в одном из суперклассов или родительских классов метода.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TableContents"><text:span text:style-name="T22">Абстрактные<text:s/></text:span><text:span text:style-name="T23">(</text:span>abstract<text:span text:style-name="T24">)</text:span><text:span text:style-name="T25">, финализированные</text:span><text:span text:style-name="T26"><text:s/>(</text:span>final<text:span text:style-name="T27">)</text:span></text:p>
            <text:p text:style-name="TableContents"><text:span text:style-name="T28">Интерфейсы</text:span><text:span text:style-name="T29"><text:s/>(</text:span>interface<text:span text:style-name="T30">)</text:span></text:p>
            <text:p text:style-name="TableContents"><text:span text:style-name="T31">Перечисление</text:span><text:span text:style-name="T32"><text:s/>(</text:span>enum<text:span text:style-name="T33">)</text:span></text:p>
            <text:p text:style-name="TableContents"><text:span text:style-name="T34">Статические (</text:span>static<text:span text:style-name="T35">)<text:s/></text:span><text:span text:style-name="T36">и простые внутренние классы</text:span></text:p>
            <text:p text:style-name="P37">Локальные</text:p>
            <text:p text:style-name="P38">Анонимные</text:p>
          </table:table-cell>
        </table:table-row>
        <table:table-row table:style-name="TableRow39">
          <table:table-cell table:style-name="TableCell40">
            <text:p text:style-name="TableContents"><text:span text:style-name="T41">Как и зачем можно использовать модификатор<text:s/></text:span>final<text:span text:style-name="T42">?</text:span></text:p>
          </table:table-cell>
          <table:table-cell table:style-name="TableCell43">
            <text:p text:style-name="TableContents"><text:span text:style-name="T44">Модификатор<text:s/></text:span>final<text:span text:style-name="T45"><text:s/></text:span><text:span text:style-name="T46">может использоваться, если:</text:span></text:p>
            <text:p text:style-name="P47">А) класс не может иметь наследников</text:p>
            <text:p text:style-name="P48">Б) метод не может быть переопределен в классах наследников</text:p>
            <text:p text:style-name="P49">В) Поле после инициализации не может изменить своё значение</text:p>
            <text:p text:style-name="P50">Г) Параметры методов не могут менять значение внутри метода</text:p>
            <text:p text:style-name="P51">Д) Локальные переменные не м.б. изменены после присвоения им значения</text:p>
          </table:table-cell>
        </table:table-row>
        <table:table-row table:style-name="TableRow52">
          <table:table-cell table:style-name="TableCell53">
            <text:p text:style-name="TableContents"><text:span text:style-name="T54">Какие есть<text:s/></text:span><text:span text:style-name="T55">варианты использования ключевого слова<text:s/></text:span>try<text:span text:style-name="T56">?</text:span></text:p>
          </table:table-cell>
          <table:table-cell table:style-name="TableCell57">
            <text:p text:style-name="TableContents">Try<text:span text:style-name="T58"><text:s/>используется для отметки начала блока кода, который потенциально может привести к ошибке.</text:span></text:p>
          </table:table-cell>
        </table:table-row>
        <table:table-row table:style-name="TableRow59">
          <table:table-cell table:style-name="TableCell60">
            <text:p text:style-name="TableContents"><text:span text:style-name="T61">Какие есть стандартные реализации интерфейса<text:s/></text:span>List<text:span text:style-name="T62"><text:s/></text:span><text:span text:style-name="T63">и в каких ситуациях их нужно использовать?</text:span></text:p>
          </table:table-cell>
          <table:table-cell table:style-name="TableCell64">
            <text:p text:style-name="P65">ArrayList инкапсулирует в себе обычный массив, длина которого автоматически увеличивается при добавлении новых элементов.</text:p>
            <text:p text:style-name="P66">LinkedList (двунаправленный связный список) состоит из узлов, каждый из которых содержит как собственно данные, так и две ссылки на следующий и предыдущий узел.</text:p>
            <text:p text:style-name="P67">Vector<text:s/>реализация динамического массива объектов, методы которой синхронизированы.</text:p>
            <text:p text:style-name="TableContents">Stack<text:s/><text:span text:style-name="T68">реализация</text:span><text:s/><text:span text:style-name="T69">стека</text:span><text:s/>LIFO (last-in-first-out).</text:p>
          </table:table-cell>
        </table:table-row>
        <table:table-row table:style-name="TableRow70">
          <table:table-cell table:style-name="TableCell71">
            <text:p text:style-name="P72">В чём основная идея стримов из пакета java.util.stream?</text:p>
          </table:table-cell>
          <table:table-cell table:style-name="TableCell73">
            <text:p text:style-name="P74">Стримы применяются для конвертации, переупаковки и агрегации данных.</text:p>
          </table:table-cell>
        </table:table-row>
        <table:table-row table:style-name="TableRow75">
          <table:table-cell table:style-name="TableCell76" table:number-columns-spanned="2">
            <text:p text:style-name="P77">Разное</text:p>
          </table:table-cell>
          <table:covered-table-cell/>
        </table:table-row>
        <table:table-row table:style-name="TableRow78">
          <table:table-cell table:style-name="TableCell79">
            <text:p text:style-name="P80">Каким критериям должна удовлетворять<text:s/>«хорошая» хэш-функция?</text:p>
          </table:table-cell>
          <table:table-cell table:style-name="TableCell81">
            <text:p text:style-name="P82">«Хорошая» хэш-функция должна удовлетворять двум критериям:</text:p>
            <text:p text:style-name="TableContents"><text:span text:style-name="T83">а) быстрое вычисление</text:span>;</text:p>
            <text:p text:style-name="P84">б) минимальное количество коллизий</text:p>
          </table:table-cell>
        </table:table-row>
        <text:soft-page-break/>
        <table:table-row table:style-name="TableRow85">
          <table:table-cell table:style-name="TableCell86">
            <text:p text:style-name="TableContents"><text:span text:style-name="T87">В чём причина популярности и широкого распространения кодировки<text:s/></text:span>UTF<text:span text:style-name="T88">-8?</text:span></text:p>
          </table:table-cell>
          <table:table-cell table:style-name="TableCell89">
            <text:p text:style-name="TableContents"><text:span text:style-name="T90">Это объясняе</text:span><text:span text:style-name="T91">тся тем, что<text:s/></text:span>UTF<text:span text:style-name="T92">-8<text:s/></text:span><text:span text:style-name="T93">позволяет кодировать символы так, что наиболее распространенные символы занимают всего 1-2 байта, и лишь редко встречающиеся символы могут использовать по 4 байта.</text:span></text:p>
          </table:table-cell>
        </table:table-row>
        <table:table-row table:style-name="TableRow94">
          <table:table-cell table:style-name="TableCell95">
            <text:p text:style-name="TableContents"><text:span text:style-name="T96">Сравните форматы<text:s/></text:span>XML<text:span text:style-name="T97"><text:s/></text:span><text:span text:style-name="T98">и<text:s/></text:span>JSON<text:span text:style-name="T99">.<text:s/></text:span><text:span text:style-name="T100">Когда какой использовать?</text:span></text:p>
          </table:table-cell>
          <table:table-cell table:style-name="TableCell101">
            <text:p text:style-name="TableContents">XML<text:span text:style-name="T102"><text:s/>- это язык разметки.<text:s/></text:span>JSON<text:span text:style-name="T103"><text:s/>–<text:s/></text:span><text:span text:style-name="T104">способ представления объектов.<text:s/></text:span><text:span text:style-name="T105">Язык разметки - это способ добавления дополнительной информации в свободно распространяющийся простой текст</text:span><text:span text:style-name="T106">, но<text:s/></text:span>JSON<text:span text:style-name="T107"><text:s/></text:span><text:span text:style-name="T108">лучше подойдет, если имеем дело с типичной реализацией объектов, которые необходимо будет представлять в потоке.</text:span></text:p>
          </table:table-cell>
        </table:table-row>
        <table:table-row table:style-name="TableRow109">
          <table:table-cell table:style-name="TableCell110">
            <text:p text:style-name="TableContents"><text:span text:style-name="T111">Опишите что будет происходить «под капотом» после ввода адреса сайта в браузере и нажатия<text:s/></text:span>Enter<text:span text:style-name="T112">?</text:span></text:p>
          </table:table-cell>
          <table:table-cell table:style-name="TableCell113">
            <text:p text:style-name="P114">После ввода адреса сайта будет проходить следующее:</text:p>
            <text:list text:style-name="LFO3" text:continue-numbering="true">
              <text:list-item>
                <text:p text:style-name="P115"><text:span text:style-name="T116">Начало поиска сервера (т.е. нужно понять, какой<text:s/></text:span>IP<text:span text:style-name="T117"><text:s/></text:span><text:span text:style-name="T118">адрес у сервера, на котором находится необходимый сайт).</text:span></text:p>
              </text:list-item>
              <text:list-item>
                <text:p text:style-name="P119"><text:span text:style-name="T120">Отправка запроса к<text:s/></text:span>DNS<text:span text:style-name="T121"><text:s/></text:span><text:span text:style-name="T122">серверам.</text:span></text:p>
              </text:list-item>
              <text:list-item>
                <text:p text:style-name="P123">Установка соединения с сервером.</text:p>
              </text:list-item>
              <text:list-item>
                <text:p text:style-name="P124"><text:span text:style-name="T125">Отправка<text:s/></text:span>HTTP<text:span text:style-name="T126"><text:s/></text:span><text:span text:style-name="T127">запроса для получения содержимого сайта.</text:span></text:p>
              </text:list-item>
              <text:list-item>
                <text:p text:style-name="P128">Обработка запроса сервером.</text:p>
              </text:list-item>
              <text:list-item>
                <text:p text:style-name="P129">Сервер отправляет ответ браузеру.</text:p>
              </text:list-item>
              <text:list-item>
                <text:p text:style-name="P130">Обработка полученного ответа браузером и выдача самой страницы.</text:p>
              </text:list-item>
            </text:list>
          </table:table-cell>
        </table:table-row>
      </table:table>
      <text:p text:style-name="P1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Font Awesome 5 Free" svg:font-family="Font Awesome 5 Free" style:font-family-generic="roman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Денис Гаврилин</meta:initial-creator>
    <dc:creator>gavrilin94@mail.ru</dc:creator>
    <meta:creation-date>2021-03-21T23:43:00Z</meta:creation-date>
    <dc:date>2021-03-21T23:43:00Z</dc:date>
    <meta:template xlink:href="Normal.dotm" xlink:type="simple"/>
    <meta:editing-cycles>2</meta:editing-cycles>
    <meta:editing-duration>PT3000S</meta:editing-duration>
    <meta:document-statistic meta:page-count="2" meta:paragraph-count="6" meta:word-count="450" meta:character-count="3010" meta:row-count="21" meta:non-whitespace-character-count="2566"/>
  </office:meta>
</office:document-meta>
</file>